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1.298cm"/>
    </style:style>
    <style:style style:name="Tableau3.B" style:family="table-column">
      <style:table-column-properties style:column-width="2.081cm"/>
    </style:style>
    <style:style style:name="Tableau3.C" style:family="table-column">
      <style:table-column-properties style:column-width="5.433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1.298cm" style:rel-width="100%" table:align="left"/>
    </style:style>
    <style:style style:name="Tableau4.A" style:family="table-column">
      <style:table-column-properties style:column-width="4.71cm" style:rel-column-width="2670*"/>
    </style:style>
    <style:style style:name="Tableau4.B" style:family="table-column">
      <style:table-column-properties style:column-width="6.588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7.906cm" style:rel-column-width="4482*"/>
    </style:style>
    <style:style style:name="Tableau5.B" style:family="table-column">
      <style:table-column-properties style:column-width="1.48cm" style:rel-column-width="839*"/>
    </style:style>
    <style:style style:name="Tableau5.C" style:family="table-column">
      <style:table-column-properties style:column-width="1.296cm" style:rel-column-width="735*"/>
    </style:style>
    <style:style style:name="Tableau5.D" style:family="table-column">
      <style:table-column-properties style:column-width="3.119cm" style:rel-column-width="1768*"/>
    </style:style>
    <style:style style:name="Tableau5.E" style:family="table-column">
      <style:table-column-properties style:column-width="4.999cm" style:rel-column-width="2834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3b8415"/>
    </style:style>
    <style:style style:name="P7" style:family="paragraph" style:parent-style-name="Table_20_Contents">
      <style:text-properties officeooo:paragraph-rsid="0174ad80"/>
    </style:style>
    <style:style style:name="P8" style:family="paragraph" style:parent-style-name="Table_20_Contents">
      <style:text-properties officeooo:paragraph-rsid="0188399b"/>
    </style:style>
    <style:style style:name="P9" style:family="paragraph" style:parent-style-name="Table_20_Contents">
      <style:text-properties officeooo:paragraph-rsid="0197c3a4"/>
    </style:style>
    <style:style style:name="P10" style:family="paragraph" style:parent-style-name="Table_20_Contents">
      <style:text-properties officeooo:paragraph-rsid="0194eec6"/>
    </style:style>
    <style:style style:name="P11" style:family="paragraph" style:parent-style-name="Table_20_Contents">
      <style:text-properties officeooo:paragraph-rsid="019623f4"/>
    </style:style>
    <style:style style:name="P12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74ad80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e9f9c" style:font-size-asian="11pt" style:font-size-complex="11pt"/>
    </style:style>
    <style:style style:name="P20" style:family="paragraph" style:parent-style-name="Table_20_Heading">
      <style:text-properties officeooo:paragraph-rsid="006ea253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Table_20_Heading">
      <style:text-properties officeooo:paragraph-rsid="014f6ed9"/>
    </style:style>
    <style:style style:name="P24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5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6" style:family="paragraph" style:parent-style-name="Table_20_Heading">
      <style:text-properties officeooo:rsid="014f6ed9" officeooo:paragraph-rsid="017c43d7"/>
    </style:style>
    <style:style style:name="P27" style:family="paragraph" style:parent-style-name="Table_20_Heading">
      <style:text-properties officeooo:paragraph-rsid="017a5c42"/>
    </style:style>
    <style:style style:name="P28" style:family="paragraph" style:parent-style-name="Table_20_Heading">
      <style:text-properties officeooo:rsid="0127cd53" officeooo:paragraph-rsid="017ab8f5"/>
    </style:style>
    <style:style style:name="P29" style:family="paragraph" style:parent-style-name="Table_20_Heading">
      <style:text-properties officeooo:rsid="012765ed" officeooo:paragraph-rsid="017d1da7"/>
    </style:style>
    <style:style style:name="P30" style:family="paragraph" style:parent-style-name="Table_20_Heading">
      <style:text-properties officeooo:paragraph-rsid="017d33f7"/>
    </style:style>
    <style:style style:name="P31" style:family="paragraph" style:parent-style-name="Adresse">
      <style:text-properties officeooo:paragraph-rsid="013b8415"/>
    </style:style>
    <style:style style:name="P32" style:family="paragraph" style:parent-style-name="Adresse">
      <style:text-properties officeooo:paragraph-rsid="0188399b"/>
    </style:style>
    <style:style style:name="P33" style:family="paragraph" style:parent-style-name="Adresse">
      <style:text-properties officeooo:paragraph-rsid="01936d4b"/>
    </style:style>
    <style:style style:name="P34" style:family="paragraph" style:parent-style-name="Adresse">
      <style:text-properties officeooo:paragraph-rsid="0193b1de"/>
    </style:style>
    <style:style style:name="P35" style:family="paragraph" style:parent-style-name="Text_20_body">
      <style:text-properties officeooo:paragraph-rsid="0135509c"/>
    </style:style>
    <style:style style:name="P36" style:family="paragraph" style:parent-style-name="Text_20_body">
      <style:text-properties officeooo:rsid="0158678a" officeooo:paragraph-rsid="0158678a" fo:background-color="#ff3333"/>
    </style:style>
    <style:style style:name="P37" style:family="paragraph" style:parent-style-name="Text_20_body">
      <style:text-properties officeooo:paragraph-rsid="01881773"/>
    </style:style>
    <style:style style:name="P38" style:family="paragraph" style:parent-style-name="Text_20_body">
      <style:text-properties officeooo:paragraph-rsid="018c1bd9"/>
    </style:style>
    <style:style style:name="P39" style:family="paragraph" style:parent-style-name="Table_20_Main_20_Content_20_Left_20_Small">
      <style:text-properties officeooo:paragraph-rsid="015b7bc9"/>
    </style:style>
    <style:style style:name="P40" style:family="paragraph" style:parent-style-name="Table_20_Main_20_Content_20_Left">
      <style:text-properties officeooo:paragraph-rsid="019b4555"/>
    </style:style>
    <style:style style:name="P41" style:family="paragraph" style:parent-style-name="Table_20_Main_20_Content_20_Left">
      <style:text-properties officeooo:paragraph-rsid="019bee42"/>
    </style:style>
    <style:style style:name="P42" style:family="paragraph" style:parent-style-name="Table_20_Main_20_Content_20_Left">
      <style:text-properties officeooo:paragraph-rsid="01b27a0c"/>
    </style:style>
    <style:style style:name="P43" style:family="paragraph" style:parent-style-name="Small_20_new_20_line">
      <style:text-properties officeooo:paragraph-rsid="018c1bd9"/>
    </style:style>
    <style:style style:name="P44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5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46" style:family="paragraph" style:parent-style-name="Table_20_Header_20_center">
      <style:text-properties officeooo:paragraph-rsid="018c1bd9"/>
    </style:style>
    <style:style style:name="P47" style:family="paragraph" style:parent-style-name="Table_20_Main_20_Header">
      <style:text-properties officeooo:rsid="012e2494" officeooo:paragraph-rsid="01775565"/>
    </style:style>
    <style:style style:name="P48" style:family="paragraph" style:parent-style-name="Table_20_Main_20_Header">
      <style:text-properties officeooo:paragraph-rsid="01775565"/>
    </style:style>
    <style:style style:name="P49" style:family="paragraph" style:parent-style-name="Table_20_Main_20_Header">
      <style:text-properties officeooo:paragraph-rsid="0158678a"/>
    </style:style>
    <style:style style:name="P50" style:family="paragraph" style:parent-style-name="Table_20_Main_20_Header">
      <style:text-properties officeooo:rsid="012f7344" officeooo:paragraph-rsid="017947c9"/>
    </style:style>
    <style:style style:name="P51" style:family="paragraph" style:parent-style-name="Text_20_body">
      <style:text-properties fo:font-size="6pt" officeooo:paragraph-rsid="01881773" style:font-size-asian="5.25pt" style:font-size-complex="6pt"/>
    </style:style>
    <style:style style:name="P52" style:family="paragraph" style:parent-style-name="Heading_20_1">
      <style:text-properties officeooo:paragraph-rsid="01762afc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174ad80" style:font-size-asian="11pt" style:font-size-complex="11pt"/>
    </style:style>
    <style:style style:name="T3" style:family="text">
      <style:text-properties style:font-name="Arial1" fo:font-size="11pt" officeooo:rsid="01762afc" style:font-size-asian="11pt" style:font-size-complex="11pt"/>
    </style:style>
    <style:style style:name="T4" style:family="text">
      <style:text-properties style:font-name="Arial1" fo:font-size="11pt" officeooo:rsid="0182d59a" style:font-size-asian="11pt" style:font-size-complex="11pt"/>
    </style:style>
    <style:style style:name="T5" style:family="text">
      <style:text-properties style:font-name="Arial1" officeooo:rsid="012e50a9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7cd53"/>
    </style:style>
    <style:style style:name="T11" style:family="text">
      <style:text-properties officeooo:rsid="01283fcc"/>
    </style:style>
    <style:style style:name="T12" style:family="text">
      <style:text-properties officeooo:rsid="0132d268"/>
    </style:style>
    <style:style style:name="T13" style:family="text">
      <style:text-properties officeooo:rsid="013b8415"/>
    </style:style>
    <style:style style:name="T14" style:family="text">
      <style:text-properties officeooo:rsid="013cf1d3"/>
    </style:style>
    <style:style style:name="T15" style:family="text">
      <style:text-properties officeooo:rsid="014f6ed9"/>
    </style:style>
    <style:style style:name="T16" style:family="text">
      <style:text-properties officeooo:rsid="01567cff"/>
    </style:style>
    <style:style style:name="T17" style:family="text">
      <style:text-properties officeooo:rsid="0158678a"/>
    </style:style>
    <style:style style:name="T18" style:family="text">
      <style:text-properties officeooo:rsid="0164a34f"/>
    </style:style>
    <style:style style:name="T19" style:family="text">
      <style:text-properties officeooo:rsid="01653b2d"/>
    </style:style>
    <style:style style:name="T20" style:family="text">
      <style:text-properties officeooo:rsid="018e80d3"/>
    </style:style>
    <style:style style:name="T21" style:family="text">
      <style:text-properties officeooo:rsid="00d936c0"/>
    </style:style>
    <style:style style:name="T22" style:family="text">
      <style:text-properties officeooo:rsid="01881773"/>
    </style:style>
    <style:style style:name="T23" style:family="text">
      <style:text-properties officeooo:rsid="017a2d46"/>
    </style:style>
    <style:style style:name="T24" style:family="text">
      <style:text-properties officeooo:rsid="0199d040"/>
    </style:style>
    <style:style style:name="T25" style:family="text">
      <style:text-properties officeooo:rsid="019cd556"/>
    </style:style>
    <style:style style:name="T26" style:family="text">
      <style:text-properties officeooo:rsid="01a3704b"/>
    </style:style>
    <style:style style:name="T27" style:family="text">
      <style:text-properties officeooo:rsid="01a72e55"/>
    </style:style>
    <style:style style:name="T28" style:family="text">
      <style:text-properties officeooo:rsid="01aac146"/>
    </style:style>
    <style:style style:name="T29" style:family="text">
      <style:text-properties officeooo:rsid="01abe831"/>
    </style:style>
    <style:style style:name="T30" style:family="text">
      <style:text-properties officeooo:rsid="01b27a0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Incoterms" text:name="py3o.o.incoterms_id.name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L Product Display Name" text:name="py3o.l.product_id.display_name"/>
        <text:user-field-decl office:value-type="string" office:string-value="L Location Display Name" text:name="py3o.l.location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</text:user-field-decls>
      <text:p text:style-name="P5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7"><text:a xlink:type="simple" xlink:href="py3o://with=%22lang=user.lang%20or%20'en_US'%22" text:style-name="Internet_20_link" text:visited-style-name="Visited_20_Internet_20_Link"><text:span text:style-name="T2">with="lang=user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16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3">with="doc_name=o.picking_type_code == 'incoming' and (lang=='fr_FR' and u'Réception' or u'Incoming Picking') or (lang=='fr_FR' and u'Bon de préparation' or u'Picking')"</text:span></text:a></text:p>
      <text:p text:style-name="P15"><text:a xlink:type="simple" xlink:href="py3o://if=%22o.state%20!=%20'assigned'%22" text:style-name="Internet_20_link" text:visited-style-name="Visited_20_Internet_20_Link"><text:span text:style-name="T18">if="o.state != 'assigned'"</text:span></text:a></text:p>
      <text:h text:style-name="P52" text:outline-level="1"><text:user-field-get text:name="py3o.doc_name">Document Name</text:user-field-get><text:s/>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1">/if</text:span></text:a></text:p>
      <text:p text:style-name="P15"><text:a xlink:type="simple" xlink:href="py3o://if=%22o.state%20==%20'assigned'%22" text:style-name="Internet_20_link" text:visited-style-name="Visited_20_Internet_20_Link"><text:span text:style-name="T19">if="o.state == 'assigned'"</text:span></text:a></text:p>
      <text:h text:style-name="P52" text:outline-level="1"><text:span text:style-name="T16"><text:user-field-get text:name="py3o.doc_name">Document Name</text:user-field-get></text:span><text:span text:style-name="T16"><text:s/></text:span><text:span text:style-name="T16"><text:user-field-get text:name="py3o.o.name">Picking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19"><text:a xlink:type="simple" xlink:href="py3o:///with" text:style-name="Internet_20_link" text:visited-style-name="Visited_20_Internet_20_Link"><text:span text:style-name="T22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4"><text:text-input text:description="py3o://function=&quot;lang=='fr_FR' and 'Adresse de livraison' or 'Delivery Address'&quot;">Delivery Address</text:text-input></text:p>
          </table:table-cell>
        </table:table-row>
        <table:table-row>
          <table:table-cell table:style-name="Tableau1.A2" office:value-type="string">
            <text:p text:style-name="P31"><text:a xlink:type="simple" xlink:href="py3o://if=%22o.sale_id%22" text:style-name="Internet_20_link" text:visited-style-name="Visited_20_Internet_20_Link"><text:span text:style-name="T13">if="o.sale_id"</text:span></text:a></text:p>
            <text:p text:style-name="P33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6"><text:a xlink:type="simple" xlink:href="py3o:///if" text:style-name="Internet_20_link" text:visited-style-name="Visited_20_Internet_20_Link"><text:span text:style-name="T14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2"><text:a xlink:type="simple" xlink:href="py3o://if=%22o.partner_id%22" text:style-name="Internet_20_link" text:visited-style-name="Visited_20_Internet_20_Link"><text:span text:style-name="T23">if="o.partner_id"</text:span></text:a></text:p>
            <text:p text:style-name="P34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8"><text:a xlink:type="simple" xlink:href="py3o:///if" text:style-name="Internet_20_link" text:visited-style-name="Visited_20_Internet_20_Link">/if</text:a></text:p>
          </table:table-cell>
        </table:table-row>
      </table:table>
      <text:p text:style-name="P5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30"><text:text-input text:description="py3o://function=&quot;lang=='fr_FR' and 'Date promise' or 'Promised Date'&quot;">Promised Date</text:text-input></text:p>
                </table:table-cell>
                <table:table-cell table:style-name="Tableau4.B1" office:value-type="string">
                  <text:p text:style-name="P10"><text:text-input text:description="py3o://function=&quot;o_format_date(o.date, lang_code=lang)&quot;">o.date</text:text-input></text:p>
                </table:table-cell>
              </table:table-row>
              <table:table-row>
                <table:table-cell table:style-name="Tableau4.A1" office:value-type="string">
                  <text:p text:style-name="P29"><text:text-input text:description="py3o://function=&quot;lang=='fr_FR' and 'Date prévue' or 'Scheduled Date'&quot;">Scheduled Date</text:text-input></text:p>
                </table:table-cell>
                <table:table-cell table:style-name="Tableau4.B2" office:value-type="string">
                  <text:p text:style-name="P11"><text:text-input text:description="py3o://function=&quot;o_format_date(o.scheduled_date, lang_code=lang)&quot;">o.scheduled_date</text:text-inpu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origin%22" text:style-name="Internet_20_link" text:visited-style-name="Visited_20_Internet_20_Link"><text:span text:style-name="T10">if="o.origin"</text:span>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text-input text:description="py3o://function=&quot;lang=='fr_FR' and 'Référence commande' or 'Order Reference'&quot;">Order Reference</text:text-input></text:p>
                </table:table-cell>
                <table:table-cell table:style-name="Tableau4.B4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sale_id.client_order_ref%22" text:style-name="Internet_20_link" text:visited-style-name="Visited_20_Internet_20_Link"><text:span text:style-name="T11">if="o.sale_id.client_ord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text-input text:description="py3o://function=&quot;lang=='fr_FR' and 'Référence commande du client' or 'Customer Order Reference'&quot;">Customer Order Reference</text:text-input></text:p>
                </table:table-cell>
                <table:table-cell table:style-name="Tableau4.B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15">if="o.backorder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text-input text:description="py3o://function=&quot;lang=='fr_FR' and 'Reliquat de' or 'Backorder of'&quot;">Backorder of</text:text-input></text:p>
                </table:table-cell>
                <table:table-cell table:style-name="Tableau4.B10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47"><text:text-input text:description="py3o://function=&quot;lang=='fr_FR' and 'Article' or 'Product'&quot;">Product</text:text-input></text:p>
            </table:table-cell>
            <table:table-cell table:style-name="Tableau5.A1" table:number-columns-spanned="2" office:value-type="string">
              <text:p text:style-name="P48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49"><text:text-input text:description="py3o://function=&quot;o.picking_type_id.code == 'incoming' and 'Destination' or 'Source'&quot;">Destination/Source</text:text-input></text:p>
            </table:table-cell>
            <table:table-cell table:style-name="Tableau5.E1" office:value-type="string">
              <text:p text:style-name="P50"><text:text-input text:description="py3o://function=&quot;lang=='fr_FR' and 'N° lot' or 'Lot Number'&quot;">Lot Number</text:text-input></text:p>
            </table:table-cell>
          </table:table-row>
        </table:table-header-rows>
        <table:table-row table:style-name="Tableau5.1">
          <table:table-cell table:style-name="Tableau5.A3" office:value-type="string">
            <text:p text:style-name="Table_20_Main_20_Content_20_Left"><text:a xlink:type="simple" xlink:href="py3o://for=%22move%20in%20o.move_ids_without_package%22" text:style-name="Internet_20_link" text:visited-style-name="Visited_20_Internet_20_Link"><text:span text:style-name="T30">for="move in o.move_ids_without_packag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l%20in%20move.move_line_ids.sorted(key=lambda%20ml:%20ml.location_id.id)%22" text:style-name="Internet_20_link" text:visited-style-name="Visited_20_Internet_20_Link"><text:span text:style-name="T30">for="l in move.move_line_ids.sorted(key=lambda ml: ml.location_id.id)"</text:span></text:a></text:p>
          </table:table-cell>
          <table:table-cell table:style-name="Tableau5.B3" office:value-type="string">
            <text:p text:style-name="Table_20_Main_20_Content_20_Left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user-field-get text:name="py3o.l.product_id.display_name">L Product Display Name</text:user-field-get></text:p>
            <text:p text:style-name="Table_20_Main_20_Content_20_Left"><text:a xlink:type="simple" xlink:href="py3o://if=%22l.product_id.description_picking%22" text:style-name="Internet_20_link" text:visited-style-name="Visited_20_Internet_20_Link"><text:span text:style-name="T24">if="l.product_id.description_picking"</text:span></text:a></text:p>
            <text:p text:style-name="Table_20_Main_20_Content_20_Left"><text:text-input text:description="py3o://function=&quot;format_multiline_value(l.product_id.description_picking)&quot;">[l.product_id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B4" office:value-type="string">
            <text:p text:style-name="Table_20_Main_20_Content_20_Right"><text:a xlink:type="simple" xlink:href="py3o://function=%22o_format_lang(o.state%20==%20'done'%20and%20l.qty_done%20or%20l.product_uom_qty,%20dp='Product%20Unit%20of%20Measure',%20lang_code=lang)%22" text:style-name="Internet_20_link" text:visited-style-name="Visited_20_Internet_20_Link"><text:span text:style-name="T25">function="o_format_lang(o.state == 'done' and l.qty_done or l.product_uom_qty, dp='Product Unit of Measure', lang_code=lang)"</text:span></text:a></text:p>
          </table:table-cell>
          <table:table-cell table:style-name="Tableau5.C4" office:value-type="string">
            <text:p text:style-name="P39"><text:user-field-get text:name="py3o.l.product_uom_id.name">L UoM</text:user-field-get></text:p>
          </table:table-cell>
          <table:table-cell table:style-name="Tableau5.D4" office:value-type="string">
            <text:p text:style-name="Table_20_Main_20_Content_20_Left"><text:a xlink:type="simple" xlink:href="py3o://function=%22o.picking_type_id.code%20==%20'incoming'%20and%20l.location_dest_id.display_name%20or%20l.location_id.display_name%22" text:style-name="Internet_20_link" text:visited-style-name="Visited_20_Internet_20_Link"><text:span text:style-name="T28">function="o.picking_type_id.code == 'incoming' and l.location_dest_id.display_name or l.location_id.display_name"</text:span></text:a></text:p>
          </table:table-cell>
          <table:table-cell table:style-name="Tableau5.E4" office:value-type="string">
            <text:p text:style-name="P41"><text:a xlink:type="simple" xlink:href="py3o://function=%22l.lot_id%20and%20l.lot_id.display_name%20or%20(l.lot_name%20or%20'')%22" text:style-name="Internet_20_link" text:visited-style-name="Visited_20_Internet_20_Link"><text:span text:style-name="T29">function="l.lot_id and l.lot_id.display_name or (l.lot_name or '')"</text:span></text:a></text:p>
          </table:table-cell>
        </table:table-row>
        <table:table-row table:style-name="Tableau5.1">
          <table:table-cell table:style-name="Tableau5.A5" office:value-type="string">
            <text:p text:style-name="P40"><text:a xlink:type="simple" xlink:href="py3o:///for" text:style-name="Internet_20_link" text:visited-style-name="Visited_20_Internet_20_Link">/for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P42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35"/>
      <text:p text:style-name="P45"><text:a xlink:type="simple" xlink:href="py3o://if=%22o.note%22" text:style-name="Internet_20_link" text:visited-style-name="Visited_20_Internet_20_Link"><text:span text:style-name="T5">if="o.note"</text:span></text:a></text:p>
      <text:p text:style-name="P4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6">Notes</text:p>
          </table:table-cell>
          <table:table-cell table:style-name="Tableau7.B1" office:value-type="string">
            <text:p text:style-name="P9"><text:text-input text:description="py3o://function=&quot;format_multiline_value(o.note)&quot;">[o.note]</text:text-input></text:p>
          </table:table-cell>
        </table:table-row>
      </table:table>
      <text:p text:style-name="P38"><text:a xlink:type="simple" xlink:href="py3o:///if" text:style-name="Internet_20_link" text:visited-style-name="Visited_20_Internet_20_Link">/if</text:a></text:p>
      <text:p text:style-name="P35"><text:a xlink:type="simple" xlink:href="py3o://if=%22o.state%20in%20['draft',%20'waiting',%20'confirmed']%20or%20o.move_lines.filtered(lambda%20x:%20x.product_uom_qty%20!=%20x.reserved_availability%20and%20x.move_line_ids%20and%20x.state!='done')%22" text:style-name="Internet_20_link" text:visited-style-name="Visited_20_Internet_20_Link"><text:span text:style-name="T27">if="o.state in ['draft', 'waiting', 'confirmed'] or o.move_lines.filtered(lambda x: x.product_uom_qty != x.reserved_availability and x.move_line_ids and x.state!='done')"</text:span></text:a></text:p>
      <text:p text:style-name="Small_20_new_20_line"/>
      <text:p text:style-name="P36"><text:span text:style-name="T26">All products could not be reserved. </text:span>Click on the « <text:span text:style-name="T26">Check Availability</text:span> » <text:span text:style-name="T26">button to try to reserve button</text:span>.</text:p>
      <text:p text:style-name="P35"><text:a xlink:type="simple" xlink:href="py3o:///if" text:style-name="Internet_20_link" text:visited-style-name="Visited_20_Internet_20_Link"><text:span text:style-name="T17">/if</text:span></text:a></text:p>
      <text:p text:style-name="P44"/>
      <text:p text:style-name="P35"><text:a xlink:type="simple" xlink:href="py3o:///with" text:style-name="Internet_20_link" text:visited-style-name="Visited_20_Internet_20_Link"><text:span text:style-name="T22">/with</text:span></text:a></text:p>
      <text:p text:style-name="P37"><text:a xlink:type="simple" xlink:href="py3o:///with" text:style-name="Internet_20_link" text:visited-style-name="Visited_20_Internet_20_Link"><text:span text:style-name="T22">/with</text:span></text:a></text:p>
      <text:p text:style-name="P35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604cm"/>
    </style:style>
    <style:style style:name="Tableau12.B" style:family="table-column">
      <style:table-column-properties style:column-width="14.20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8:06:45.936332692</dc:date>
    <meta:editing-duration>P1DT48M13S</meta:editing-duration>
    <meta:editing-cycles>411</meta:editing-cycles>
    <meta:generator>LibreOffice/6.4.6.2$Linux_X86_64 LibreOffice_project/40$Build-2</meta:generator>
    <meta:document-statistic meta:table-count="6" meta:image-count="0" meta:object-count="0" meta:page-count="3" meta:paragraph-count="64" meta:word-count="212" meta:character-count="1693" meta:non-whitespace-character-count="1580"/>
  </office:meta>
</office:document-meta>
</file>